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http://www.w3.org/1999/XSL/Format" xmlns:xlink="http://www.w3.org/1999/xlink" xmlns:dc="http://purl.org/dc/elements/1.1/" xmlns:meta="urn:oasis:names:tc:opendocument:xmlns:meta:1.0" xmlns:number="urn:oasis:names:tc:opendocument:xmlns:datastyle:1.0" xmlns:svg="http://www.w3.org/2000/svg"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Lucidasans1" svg:font-family="Lucidasans"/>
    <style:font-face style:name="Bitstream Vera Sans Mono" svg:font-family="'Bitstream Vera Sans Mono'" style:font-family-generic="modern" style:font-pitch="fixed"/>
    <style:font-face style:name="Courier" svg:font-family="Courier" style:font-adornments="Regular" style:font-family-generic="modern" style:font-pitch="fixed"/>
    <style:font-face style:name="Albany AMT" svg:font-family="'Albany AMT'" style:font-adornments="Regular" style:font-pitch="variable"/>
    <style:font-face style:name="Bitstream Vera Sans1" svg:font-family="'Bitstream Vera Sans'" style:font-pitch="variable"/>
    <style:font-face style:name="Lucidasans" svg:font-family="Lucidasans" style:font-pitch="variable"/>
    <style:font-face style:name="Mincho" svg:font-family="Mincho" style:font-pitch="variable"/>
    <style:font-face style:name="Times New Roman" svg:font-family="'Times New Roman'" style:font-adornments="Regular" style:font-pitch="variable"/>
    <style:font-face style:name="Bitstream Vera Serif" svg:font-family="'Bitstream Vera Serif'" style:font-family-generic="roman" style:font-pitch="variable"/>
    <style:font-face style:name="Arial" svg:font-family="Arial" style:font-adornments="Bold" style:font-family-generic="swiss" style:font-pitch="variable"/>
    <style:font-face style:name="Arial1" svg:font-family="Arial" style:font-adornments="Bold Italic" style:font-family-generic="swiss" style:font-pitch="variable"/>
    <style:font-face style:name="Bitstream Vera Sans" svg:font-family="'Bitstream Vera Sans'" style:font-family-generic="swiss" style:font-pitch="variable"/>
  </office:font-face-decls>
  <office:automatic-styles>
    <style:style style:name="Table1" style:family="table">
      <style:table-properties style:width="5.666in" fo:margin-left="0.3264in" fo:margin-right="0.0076in" table:align="margins" style:shadow="none"/>
    </style:style>
    <style:style style:name="Table1.A" style:family="table-column">
      <style:table-column-properties style:column-width="2.325in" style:rel-column-width="3348*"/>
    </style:style>
    <style:style style:name="Table1.B" style:family="table-column">
      <style:table-column-properties style:column-width="3.3333in" style:rel-column-width="4799*"/>
    </style:style>
    <style:style style:name="Table1.A1" style:family="table-cell">
      <style:table-cell-properties fo:padding="0.0382in" fo:border="none"/>
    </style:style>
    <style:style style:name="P1" style:family="paragraph" style:parent-style-name="Standard">
      <style:paragraph-properties fo:text-align="center" style:justify-single-word="false"/>
    </style:style>
    <style:style style:name="P2" style:family="paragraph" style:parent-style-name="Text_20_body" style:list-style-name="L1"/>
    <style:style style:name="T1" style:family="text">
      <style:text-properties style:font-name="Albany AMT" style:font-name-asian="Albany AMT" style:font-name-complex="Albany AMT"/>
    </style:style>
    <text:list-style style:name="L1">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number:date-style style:name="N37" number:automatic-order="true">
      <number:month number:style="long"/>
      <number:text>/</number:text>
      <number:day number:style="long"/>
      <number:text>/</number:text>
      <number:year/>
    </number:dat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
      <text:p text:style-name="Title">Storing Multi-View Images in OpenEXR Files</text:p>
      <text:p text:style-name="P1">Last Update: <text:date style:data-style-name="N37" text:date-value="2007-11-26T17:31:49.99">11/26/07</text:date></text:p>
      <text:p text:style-name="Standard"/>
      <text:p text:style-name="Text_20_body"/>
      <text:p text:style-name="Text_20_body">This document recommends a standard way to represent multi-view images in OpenEXR files. <text:s/>A “multi-view” image shows the same scene from multiple different points of view. <text:s/>A common application is 3D stereo imagery, where a left-eye and a right-eye view of a scene are stored in a single file.</text:p>
      <text:p text:style-name="Text_20_body">A standard multi-view OpenEXR file is identified by the presence of a <text:span text:style-name="Source_20_Text">multiView</text:span> attribute in the header, which lists the views stored in the file. <text:s/>Each view has its own set of image channels, and a naming convention associates the channels with the views. </text:p>
      <text:p text:style-name="Text_20_body"/>
      <text:h text:style-name="Heading_20_1" text:outline-level="1" text:is-list-header="true">The Multi-View Format</text:h>
      <text:p text:style-name="Text_20_body">The multi-view format is designed to </text:p>
      <text:list text:style-name="L1">
        <text:list-item>
          <text:p text:style-name="P2">Allow more than one view to be stored in a single OpenEXR file in a standard way with which all applications can comply. <text:s/>In this respect the format is not limited to mono or stereo views, but allows any arbitrary number of views. </text:p>
        </text:list-item>
        <text:list-item>
          <text:p text:style-name="P2">Formalize the names of left and right views so stereo viewing software and hardware always displays the correct view.</text:p>
        </text:list-item>
        <text:list-item>
          <text:p text:style-name="P2">Provide a “default view” to software that does not support multi-view images. <text:s/>Software expecting regular single-view OpenEXR files will see all the channels it expects. </text:p>
        </text:list-item>
        <text:list-item>
          <text:p text:style-name="P2">Support multiple channels and layers for each view. </text:p>
        </text:list-item>
        <text:list-item>
          <text:p text:style-name="P2">Allow each view to be stored in separate files, and provide a standard by which the viewpoint of the file can be identified from internal information, without relying on the filename or user interaction. </text:p>
        </text:list-item>
      </text:list>
      <text:h text:style-name="Heading_20_1" text:outline-level="1" text:is-list-header="true">View Naming </text:h>
      <text:p text:style-name="Text_20_body">A multi-view OpenEXR file may contain any number of views. If there is a view which is ultimately intended for viewing in a stereo environment by the left or right eye, it must be called <text:span text:style-name="Source_20_Text">left</text:span> or <text:span text:style-name="Source_20_Text">right</text:span> respectively (in lower-case English). </text:p>
      <text:p text:style-name="Text_20_body">Stereo viewing software may default to assuming that it should send the <text:span text:style-name="Source_20_Text">left</text:span> and <text:span text:style-name="Source_20_Text">right</text:span> views to the left and right eyes respectively, and may ignore all other views. </text:p>
      <text:p text:style-name="Text_20_body">Other view names should be kept as short as possible to keep the channel names within OpenEXR's 31-character limit. </text:p>
      <text:h text:style-name="Heading_20_1" text:outline-level="1" text:is-list-header="true">Channel Naming </text:h>
      <text:p text:style-name="Text_20_body">Multi-view OpenEXR files use the convention that channel names are composed of layer names separated by periods, with the final channel name at the end. </text:p>
      <text:p text:style-name="Text_20_body">The view name shall be the ultimate layer name, that is, the penultimate period-delimited component in each channel name. <text:s/>In other words, the view name is followed by a period and a final channel name in the format <text:span text:style-name="Source_20_Text_20_Placeholder">layer</text:span><text:span text:style-name="Source_20_Text">.</text:span><text:span text:style-name="Source_20_Text"><text:span text:style-name="Source_20_Text_20_Placeholder">view</text:span></text:span><text:span text:style-name="Source_20_Text">.</text:span><text:span text:style-name="Source_20_Text"><text:span text:style-name="Source_20_Text_20_Placeholder">channel</text:span></text:span> or <text:span text:style-name="Source_20_Text_20_Placeholder">view</text:span><text:span text:style-name="Source_20_Text">.</text:span><text:span text:style-name="Source_20_Text"><text:span text:style-name="Source_20_Text_20_Placeholder">channel</text:span></text:span>.</text:p>
      <text:p text:style-name="Text_20_body">For example, each of the following names corresponds to a channel in either the <text:span text:style-name="Source_20_Text">left</text:span> or the <text:span text:style-name="Source_20_Text">right</text:span> view: </text:p>
      <text:p text:style-name="Preformatted_20_Text"><text:tab/>lighting.left.R lighting.left.G lighting.left.B</text:p>
      <text:p text:style-name="Preformatted_20_Text"><text:tab/>lighting.right.R lighting.right.G lighting.right.B</text:p>
      <text:p text:style-name="Preformatted_20_Text"><text:tab/>noshadows.nearscene.right.R noshadows.nearscene.right.G</text:p>
      <text:p text:style-name="Preformatted_20_Text"><text:tab/>noshadows.nearscene.left.R noshadows.nearscene.left.G</text:p>
      <text:p text:style-name="Preformatted_20_Text"><text:tab/>left.R left.G left.B left.A left.X left.Y left.shadows</text:p>
      <text:p text:style-name="Preformatted_20_Text"/>
      <text:p text:style-name="Text_20_body">Note that, although <text:span text:style-name="Source_20_Text_20_Placeholder">view</text:span><text:span text:style-name="Source_20_Text">.</text:span><text:span text:style-name="Source_20_Text"><text:span text:style-name="Source_20_Text_20_Placeholder">channel </text:span></text:span>is a valid name under this scheme, <text:span text:style-name="Source_20_Text_20_Placeholder">layer</text:span><text:span text:style-name="Source_20_Text">.</text:span><text:span text:style-name="Source_20_Text"><text:span text:style-name="Source_20_Text_20_Placeholder">view</text:span></text:span> (for example, <text:span text:style-name="Source_20_Text">depth.left</text:span>) is not valid. <text:s/>(Either use <text:span text:style-name="Source_20_Text">left.depth</text:span> or <text:span text:style-name="Source_20_Text">depth.left.data</text:span>.)</text:p>
      <text:p text:style-name="Text_20_body">Where a channel is present in more than one view, the names of the channel's instances must differ only in the view part: if a channel in <text:span text:style-name="Source_20_Text">view1</text:span> is called <text:span text:style-name="Source_20_Text_20_Placeholder">xxx</text:span><text:span text:style-name="Source_20_Text">.</text:span><text:span text:style-name="Source_20_Text"><text:span text:style-name="Source_20_Text_20_Placeholder">yyy</text:span></text:span><text:span text:style-name="Source_20_Text">.view1.</text:span><text:span text:style-name="Source_20_Text"><text:span text:style-name="Source_20_Text_20_Placeholder">zzz</text:span></text:span>, then the same channel in <text:span text:style-name="Source_20_Text">view2</text:span> must be called <text:span text:style-name="Source_20_Text_20_Placeholder">xxx</text:span><text:span text:style-name="Source_20_Text">.</text:span><text:span text:style-name="Source_20_Text"><text:span text:style-name="Source_20_Text_20_Placeholder">yyy</text:span></text:span><text:span text:style-name="Source_20_Text">.view2.</text:span><text:span text:style-name="Source_20_Text"><text:span text:style-name="Source_20_Text_20_Placeholder">zzz</text:span></text:span>. </text:p>
      <text:h text:style-name="Heading_20_2" text:outline-level="2" text:is-list-header="true">Default Channel Naming </text:h>
      <text:p text:style-name="Text_20_body">For compatibility with single-view OpenEXR files, each multi-view file identifies one of its views as the “default view.” <text:s/>All channel instances whose names contain no periods (for example, <text:span text:style-name="Source_20_Text">R</text:span>, <text:span text:style-name="Source_20_Text">G</text:span>, <text:span text:style-name="Source_20_Text">B</text:span>, <text:span text:style-name="Source_20_Text">A</text:span>, or<text:span text:style-name="T1">  </text:span><text:span text:style-name="Source_20_Text">Z</text:span>) belong to the default view.</text:p>
      <text:p text:style-name="Text_20_body">If a file contains RGBA data, then the corresponding channels in the default view should be labeled <text:span text:style-name="Source_20_Text">R</text:span>, <text:span text:style-name="Source_20_Text">G</text:span>, <text:span text:style-name="Source_20_Text">B</text:span> and<text:span text:style-name="T1"> </text:span><text:span text:style-name="Source_20_Text">A</text:span>. <text:s/>For example, if a file has a <text:span text:style-name="Source_20_Text">right</text:span> and a <text:span text:style-name="Source_20_Text">left</text:span> view, and the <text:span text:style-name="Source_20_Text">right</text:span> view is the default view, then the channels must be named </text:p>
      <text:p text:style-name="Preformatted_20_Text"><text:tab/>R G B A left.R left.G left.B left.A</text:p>
      <text:p text:style-name="Preformatted_20_Text"/>
      <text:p text:style-name="Text_20_body">rather than</text:p>
      <text:p text:style-name="Preformatted_20_Text"><text:tab/>right.R right.G right.B right.A left.R left.G left.B left.A.</text:p>
      <text:p text:style-name="Preformatted_20_Text"/>
      <text:p text:style-name="Text_20_body">Channels labeled <text:span text:style-name="Source_20_Text">R</text:span>, <text:span text:style-name="Source_20_Text">G</text:span>, <text:span text:style-name="Source_20_Text">B</text:span> and <text:span text:style-name="Source_20_Text">A</text:span> will be understood by any OpenEXR viewing software, even if the software does not explicitly recognize multi-view OpenEXR images. </text:p>
      <text:p text:style-name="Text_20_body">If <text:span text:style-name="Source_20_Text_20_Placeholder">view1</text:span> is the default view, and <text:span text:style-name="Source_20_Text_20_Placeholder">xxx</text:span> is a channel in the default view, then the same channel in <text:span text:style-name="Source_20_Text_20_Placeholder">view2</text:span> is called <text:span text:style-name="Source_20_Text_20_Placeholder">view2.xxx</text:span>.</text:p>
      <text:h text:style-name="Heading_20_2" text:outline-level="2" text:is-list-header="true">Channels Not in a View </text:h>
      <text:p text:style-name="Text_20_body">If a channel contains image data that is not associated with any view, then the channel must have at least one period in its name, otherwise it will be considered to belong to the default view. <text:s/>The channel's name must also not contain any view name. </text:p>
      <text:p text:style-name="Text_20_body">For example, <text:span text:style-name="Source_20_Text">background.data</text:span> is not associated with any view, but <text:span text:style-name="Source_20_Text">background</text:span> belongs to the default view, and <text:span text:style-name="Source_20_Text">got.it.right.now</text:span> may be part of the <text:span text:style-name="Source_20_Text">right</text:span> view.</text:p>
      <text:h text:style-name="Heading_20_1" text:outline-level="1" text:is-list-header="true">The multiView Attribute <text:s/></text:h>
      <text:p text:style-name="Text_20_body">A multi-view OpenEXR file is identified by the presence of an attribute called <text:span text:style-name="Source_20_Text">multiView</text:span> in the file header. <text:s/>The value of the attribute is of type “array of strings” (C++ type <text:span text:style-name="Source_20_Text">StringVector</text:span> or <text:span text:style-name="Source_20_Text">std::vector&lt;std::string&gt;</text:span>). <text:s/>The attribute contains a list of view names, one per array element. <text:s/>View names are arbitrary, except that periods and spaces are not permitted within a name. <text:s/>The first listed view (array element 0) is always the default view. <text:s/>Other view names may appear in any order. </text:p>
      <text:p text:style-name="Text_20_body">For example, the following table shows several different combinations of <text:span text:style-name="Source_20_Text">multiView</text:span> attribute values and channel names:</text:p>
      <table:table table:name="Table1" table:style-name="Table1">
        <table:table-column table:style-name="Table1.A"/>
        <table:table-column table:style-name="Table1.B"/>
        <table:table-header-rows>
          <table:table-row>
            <table:table-cell table:style-name="Table1.A1" office:value-type="string">
              <text:p text:style-name="Standard">views listed in <text:span text:style-name="Source_20_Text">multiView</text:span> attribute</text:p>
            </table:table-cell>
            <table:table-cell table:style-name="Table1.A1" office:value-type="string">
              <text:p text:style-name="Standard">channel names</text:p>
            </table:table-cell>
          </table:table-row>
        </table:table-header-rows>
        <table:table-row>
          <table:table-cell table:style-name="Table1.A1" office:value-type="string">
            <text:p text:style-name="Preformatted_20_Text">left right</text:p>
          </table:table-cell>
          <table:table-cell table:style-name="Table1.A1" office:value-type="string">
            <text:p text:style-name="Preformatted_20_Text">R G B A</text:p>
            <text:p text:style-name="Preformatted_20_Text">right.R right.G right.B right.A</text:p>
            <text:p text:style-name="Preformatted_20_Text"/>
          </table:table-cell>
        </table:table-row>
        <table:table-row>
          <table:table-cell table:style-name="Table1.A1" office:value-type="string">
            <text:p text:style-name="Preformatted_20_Text">right left</text:p>
          </table:table-cell>
          <table:table-cell table:style-name="Table1.A1" office:value-type="string">
            <text:p text:style-name="Preformatted_20_Text">R G B A</text:p>
            <text:p text:style-name="Preformatted_20_Text">left.R left.G left.B left.A</text:p>
            <text:p text:style-name="Preformatted_20_Text"/>
          </table:table-cell>
        </table:table-row>
        <table:table-row>
          <table:table-cell table:style-name="Table1.A1" office:value-type="string">
            <text:p text:style-name="Preformatted_20_Text">mono right left</text:p>
          </table:table-cell>
          <table:table-cell table:style-name="Table1.A1" office:value-type="string">
            <text:p text:style-name="Preformatted_20_Text">R G B A</text:p>
            <text:p text:style-name="Preformatted_20_Text">right.R right.G right.B right.A</text:p>
            <text:p text:style-name="Preformatted_20_Text">left.R left.G left.B left.A</text:p>
            <text:p text:style-name="Preformatted_20_Text"/>
          </table:table-cell>
        </table:table-row>
        <table:table-row>
          <table:table-cell table:style-name="Table1.A1" office:value-type="string">
            <text:p text:style-name="Preformatted_20_Text">mono right left</text:p>
          </table:table-cell>
          <table:table-cell table:style-name="Table1.A1" office:value-type="string">
            <text:p text:style-name="Preformatted_20_Text">mono.X mono.Y</text:p>
            <text:p text:style-name="Preformatted_20_Text">right.X right.Y</text:p>
            <text:p text:style-name="Preformatted_20_Text">left.X left.Y</text:p>
            <text:p text:style-name="Text_20_body">(default channel naming is optional for non-RGBA data)</text:p>
          </table:table-cell>
        </table:table-row>
      </table:table>
      <text:p text:style-name="Text_20_body"/>
      <text:h text:style-name="Heading_20_1" text:outline-level="1" text:is-list-header="true">Files with Only One View</text:h>
      <text:p text:style-name="Text_20_body">Multiple views of the same scene may sometimes be stored in separate files instead of in a single multi-view file. <text:s/>An OpenEXR file that contains one of multiple views of a scene should identify the stored view using the <text:span text:style-name="Source_20_Text">multiView</text:span> header attribute.</text:p>
      <text:p text:style-name="Text_20_body">For example, if RGBA data for the <text:span text:style-name="Source_20_Text">left</text:span> and <text:span text:style-name="Source_20_Text">right</text:span> views of a scene are stored in two separate files, both files should contain a <text:span text:style-name="Source_20_Text">multiView</text:span> attribute. <text:s/>In one file the attribute lists only the <text:span text:style-name="Source_20_Text">left</text:span> view; in the other file only the <text:span text:style-name="Source_20_Text">right</text:span> view is listed. <text:s/>Each file has four channels, called <text:span text:style-name="Source_20_Text">R</text:span>, <text:span text:style-name="Source_20_Text">G</text:span>, <text:span text:style-name="Source_20_Text">B</text:span> and <text:span text:style-name="Source_20_Text">A</text:span>.</text:p>
      <text:p text:style-name="Text_20_body">It is recommended that stereo viewing software uses the <text:span text:style-name="Source_20_Text">multiView</text:span> attribute to identify views rather than relying on file names, user interaction or other external information.</text:p>
      <text:h text:style-name="Heading_20_1" text:outline-level="1">Library Support</text:h>
      <text:p text:style-name="Text_20_body">The OpenEXR file I/O library, IlmImf, provides utility functions to support reading and writing multi-view files. <text:s/>Header file <text:span text:style-name="Source_20_Text">ImfStandardAttributes.h</text:span> defines functions to add a <text:span text:style-name="Source_20_Text">multiView</text:span> attribute to a file header, to test if a file header contains a <text:span text:style-name="Source_20_Text">multiView</text:span> attribute, <text:s/>and to access the value of the <text:span text:style-name="Source_20_Text">multiView</text:span> attribute. <text:s/>Header file <text:span text:style-name="Source_20_Text">ImfMultiView.h</text:span> defines functions related to accessing channels and views, such as finding all channels in a given view, or finding the same channel in all views.</text:p>
      <text:h text:style-name="Heading_20_1" text:outline-level="1" text:is-list-header="true">File Name Extension Support</text:h>
      <text:p text:style-name="Text_20_body">Users may wish to save multi-view OpenEXR files with a file name extension other than the commonly used <text:span text:style-name="Source_20_Text">.exr</text:span>, for example, <text:span text:style-name="Source_20_Text">.sxr</text:span> for Stereo eXR, or <text:span text:style-name="Source_20_Text">.mxr</text:span> for Multi-view eXR. The 3-letter extension space is crowded, but SXR and MXR are not heavily used. <text:s/>Either or both of these may become a standard for multi-view OpenEXR files.</text:p>
      <text:p text:style-name="Text_20_body">Meanwhile, it is recommended that software vendors provide a mechanism allowing users to identify which file name extensions they will employ for multi-view OpenEXR files. For example, software may understand the environment variable</text:p>
      <text:p text:style-name="Preformatted_20_Text"><text:tab/>MULTIVIEW_EXR_EXT="SXR"</text:p>
      <text:p text:style-name="Preformatted_20_Text"/>
      <text:p text:style-name="Text_20_body">or provide a similar facility in a configuration file or registry entry. Software can then default to saving multi-view OpenEXR files with this extension, and also try loading files with this extension as OpenEXR files before resorting to brute force attempts to interpret the file format from the header data. If not specified, the default extension for multi-view OpenEXR files should be <text:span text:style-name="Source_20_Text">.exr</text:spa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http://www.w3.org/1999/XSL/Format" xmlns:xlink="http://www.w3.org/1999/xlink" xmlns:dc="http://purl.org/dc/elements/1.1/" xmlns:meta="urn:oasis:names:tc:opendocument:xmlns:meta:1.0" xmlns:number="urn:oasis:names:tc:opendocument:xmlns:datastyle:1.0" xmlns:svg="http://www.w3.org/2000/svg"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Lucidasans1" svg:font-family="Lucidasans"/>
    <style:font-face style:name="Bitstream Vera Sans Mono" svg:font-family="'Bitstream Vera Sans Mono'" style:font-family-generic="modern" style:font-pitch="fixed"/>
    <style:font-face style:name="Courier" svg:font-family="Courier" style:font-adornments="Regular" style:font-family-generic="modern" style:font-pitch="fixed"/>
    <style:font-face style:name="Albany AMT" svg:font-family="'Albany AMT'" style:font-adornments="Regular" style:font-pitch="variable"/>
    <style:font-face style:name="Bitstream Vera Sans1" svg:font-family="'Bitstream Vera Sans'" style:font-pitch="variable"/>
    <style:font-face style:name="Lucidasans" svg:font-family="Lucidasans" style:font-pitch="variable"/>
    <style:font-face style:name="Mincho" svg:font-family="Mincho" style:font-pitch="variable"/>
    <style:font-face style:name="Times New Roman" svg:font-family="'Times New Roman'" style:font-adornments="Regular" style:font-pitch="variable"/>
    <style:font-face style:name="Bitstream Vera Serif" svg:font-family="'Bitstream Vera Serif'" style:font-family-generic="roman" style:font-pitch="variable"/>
    <style:font-face style:name="Arial" svg:font-family="Arial" style:font-adornments="Bold" style:font-family-generic="swiss" style:font-pitch="variable"/>
    <style:font-face style:name="Arial1" svg:font-family="Arial" style:font-adornments="Bold Italic" style:font-family-generic="swiss" style:font-pitch="variable"/>
    <style:font-face style:name="Bitstream Vera Sans" svg:font-family="'Bitstream Vera Sans'"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Bitstream Vera Serif" fo:font-size="12pt" fo:language="en" fo:country="US" style:font-name-asian="Bitstream Vera Sans1" style:font-size-asian="12pt" style:language-asian="none" style:country-asian="none" style:font-name-complex="Lucidasans"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text-properties style:font-name="Times New Roman" fo:font-size="10pt"/>
    </style:style>
    <style:style style:name="Text_20_body" style:display-name="Text body" style:family="paragraph" style:parent-style-name="Standard" style:class="text">
      <style:paragraph-properties fo:margin-top="0in" fo:margin-bottom="0.0835in" fo:text-align="justify" style:justify-single-word="false" fo:orphans="2" fo:widows="2"/>
      <style:text-properties style:font-name="Times New Roman" fo:font-size="10pt" fo:font-style="normal" fo:font-weight="normal"/>
    </style:style>
    <style:style style:name="Signature"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1665in" fo:margin-bottom="0.0835in" fo:keep-with-next="always"/>
      <style:text-properties style:font-name="Bitstream Vera Sans" fo:font-size="14pt" style:font-name-asian="Mincho" style:font-size-asian="14pt" style:font-name-complex="Lucidasans" style:font-size-complex="14pt"/>
    </style:style>
    <style:style style:name="Heading_20_1" style:display-name="Heading 1" style:family="paragraph" style:parent-style-name="Heading" style:next-style-name="Text_20_body" style:class="text" style:default-outline-level="1">
      <style:paragraph-properties style:default-outline-level="1"/>
      <style:text-properties style:font-name="Arial" fo:font-size="12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style:default-outline-level="2"/>
      <style:text-properties style:font-name="Arial1" fo:font-size="11pt" fo:font-style="italic"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text-properties style:font-name-complex="Lucidasans1"/>
    </style:style>
    <style:style style:name="Foot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Lucidasans1" style:font-size-complex="10pt" style:font-style-complex="italic"/>
    </style:style>
    <style:style style:name="Table" style:family="paragraph" style:parent-style-name="Caption" style:class="extra"/>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style:font-name="Arial" fo:font-size="12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in" style:type="right" style:leader-style="dotted" style:leader-text="."/>
        </style:tab-stops>
      </style:paragraph-properties>
      <style:text-properties fo:font-size="10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5.8035in" style:type="right" style:leader-style="dotted" style:leader-text="."/>
        </style:tab-stops>
      </style:paragraph-properties>
      <style:text-properties fo:font-size="10pt"/>
    </style:style>
    <style:style style:name="Title" style:family="paragraph" style:parent-style-name="Heading" style:next-style-name="Subtitle" style:class="chapter">
      <style:paragraph-properties fo:text-align="center" style:justify-single-word="false"/>
      <style:text-properties style:font-name="Arial"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in" fo:margin-bottom="0in"/>
      <style:text-properties style:font-name="Courier" fo:font-size="8pt" fo:font-weight="normal" style:font-name-asian="Bitstream Vera Sans Mono" style:font-size-asian="10pt" style:font-name-complex="Bitstream Vera Sans Mono" style:font-size-complex="10pt"/>
    </style:style>
    <style:style style:name="Predefined_20_Attributes" style:display-name="Predefined Attributes" style:family="paragraph" style:parent-style-name="Signature">
      <style:paragraph-properties fo:orphans="2" fo:widows="2"/>
      <style:text-properties style:font-name="Times New Roman" fo:font-size="9pt" fo:font-weight="normal"/>
    </style:style>
    <style:style style:name="Footnote_20_Symbol" style:display-name="Footnote Symbol" style:family="text"/>
    <style:style style:name="Numbering_20_Symbols" style:display-name="Numbering Symbols" style:family="text"/>
    <style:style style:name="Endnote_20_Symbol" style:display-name="Endnote Symbol" style:family="text"/>
    <style:style style:name="Source_20_Text" style:display-name="Source Text" style:family="text">
      <style:text-properties style:font-name="Courier" fo:font-size="9pt" fo:font-weight="normal" fo:background-color="transparent" style:font-name-asian="Bitstream Vera Sans Mono" style:font-name-complex="Bitstream Vera Sans Mono"/>
    </style:style>
    <style:style style:name="Source_20_Text_20_Placeholder" style:display-name="Source Text Placeholder" style:family="text" style:parent-style-name="Source_20_Text">
      <style:text-properties fo:font-style="italic"/>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style style:name="P1" style:family="paragraph" style:parent-style-name="Footer">
      <style:paragraph-properties fo:text-align="center" style:justify-single-word="false"/>
    </style:style>
    <style:page-layout style:name="pm1">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pm1">
      <style:footer>
        <text:p text:style-name="P1"><text:page-number text:select-page="current">3</text:page-number></text:p>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pre$Linux OpenOffice.org_project/680$Build-8825</meta:generator>
    <meta:creation-date>2006-03-24T21:10:44</meta:creation-date>
    <dc:date>2007-11-26T17:31:50</dc:date>
    <meta:print-date>2006-03-26T14:40:48</meta:print-date>
    <dc:language>en-US</dc:language>
    <meta:editing-cycles>30</meta:editing-cycles>
    <meta:editing-duration>PT6H44M40S</meta:editing-duration>
    <meta:user-defined meta:name="Info 1"/>
    <meta:user-defined meta:name="Info 2"/>
    <meta:user-defined meta:name="Info 3"/>
    <meta:user-defined meta:name="Info 4"/>
    <meta:document-statistic meta:table-count="1" meta:image-count="0" meta:object-count="0" meta:page-count="3" meta:paragraph-count="69" meta:word-count="1299" meta:character-count="7719"/>
  </office:meta>
</office:document-meta>
</file>